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1.2" style:family="table-row">
      <style:table-row-properties style:min-row-height="1.612cm" style:use-optimal-row-height="false"/>
    </style:style>
    <style:style style:name="Table2" style:family="table">
      <style:table-properties style:width="16.002cm" fo:margin-left="-0.191cm" table:align="left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 style:use-optimal-row-height="false"/>
    </style:style>
    <style:style style:name="Table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2.2" style:family="table-row">
      <style:table-row-properties style:min-row-height="0.919cm" style:use-optimal-row-height="false"/>
    </style:style>
    <style:style style:name="Table3" style:family="table">
      <style:table-properties style:width="16.002cm" fo:margin-left="-0.191cm" table:align="left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 style:use-optimal-row-height="false"/>
    </style:style>
    <style:style style:name="Table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3.2" style:family="table-row">
      <style:table-row-properties style:min-row-height="0.919cm" style:use-optimal-row-height="false"/>
    </style:style>
    <style:style style:name="Table4" style:family="table">
      <style:table-properties style:width="16.002cm" fo:margin-left="-0.191cm" table:align="left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style:min-row-height="0.681cm" style:use-optimal-row-height="false"/>
    </style:style>
    <style:style style:name="Table4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4.2" style:family="table-row">
      <style:table-row-properties style:min-row-height="5.995cm" style:use-optimal-row-height="false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>
        <style:tab-stops/>
      </style:paragraph-properties>
      <style:text-properties style:font-name="New Century Schlbk" fo:font-size="6pt" fo:language="en" fo:country="GB" fo:font-weight="bold" style:font-size-asian="6pt" style:font-weight-asian="bold" style:font-size-complex="6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>
        <style:tab-stops/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3cff7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447e6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14e2d1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style:font-name="Calibri1" fo:language="en" fo:country="GB" fo:font-style="italic" style:font-style-asian="italic"/>
    </style:style>
    <style:style style:name="P8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9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  <style:text-properties style:font-name="Calibri1" fo:font-size="6pt" fo:language="en" fo:country="GB" style:font-size-asian="6pt" style:font-size-complex="6pt"/>
    </style:style>
    <style:style style:name="P11" style:family="paragraph" style:parent-style-name="Standard">
      <style:paragraph-properties fo:margin-top="0.212cm" fo:margin-bottom="0cm" loext:contextual-spacing="false"/>
    </style:style>
    <style:style style:name="P12" style:family="paragraph" style:parent-style-name="Standard">
      <style:paragraph-properties fo:margin-top="0.212cm" fo:margin-bottom="0cm" loext:contextual-spacing="false"/>
      <style:text-properties officeooo:paragraph-rsid="0012288b"/>
    </style:style>
    <style:style style:name="P13" style:family="paragraph" style:parent-style-name="Standard">
      <style:paragraph-properties fo:margin-top="0.212cm" fo:margin-bottom="0cm" loext:contextual-spacing="false"/>
      <style:text-properties officeooo:paragraph-rsid="0013cff7"/>
    </style:style>
    <style:style style:name="P14" style:family="paragraph" style:parent-style-name="Standard">
      <style:paragraph-properties fo:margin-top="0.212cm" fo:margin-bottom="0cm" loext:contextual-spacing="false"/>
      <style:text-properties officeooo:paragraph-rsid="001447e6"/>
    </style:style>
    <style:style style:name="P15" style:family="paragraph" style:parent-style-name="Standard">
      <style:paragraph-properties fo:margin-top="0.212cm" fo:margin-bottom="0cm" loext:contextual-spacing="false"/>
      <style:text-properties style:font-name="Calibri1" fo:font-size="12pt" fo:language="en" fo:country="GB" officeooo:rsid="001447e6" officeooo:paragraph-rsid="001447e6" style:font-name-asian="Times New Roman1" style:font-size-asian="12pt" style:language-asian="es" style:country-asian="ES"/>
    </style:style>
    <style:style style:name="P16" style:family="paragraph" style:parent-style-name="Standard">
      <style:paragraph-properties fo:margin-top="0.212cm" fo:margin-bottom="0cm" loext:contextual-spacing="false"/>
      <style:text-properties officeooo:paragraph-rsid="001683b8"/>
    </style:style>
    <style:style style:name="P17" style:family="paragraph" style:parent-style-name="Normal">
      <style:text-properties style:font-name="New Century Schlbk" fo:font-size="6pt" fo:font-weight="bold" style:font-name-asian="Times New Roman1" style:font-size-asian="6pt" style:language-asian="es" style:country-asian="ES" style:font-weight-asian="bold" style:font-size-complex="6pt"/>
    </style:style>
    <style:style style:name="P18" style:family="paragraph" style:parent-style-name="Normal">
      <style:paragraph-properties fo:break-before="page"/>
      <style:text-properties style:font-name="New Century Schlbk" fo:font-size="6pt" fo:font-weight="bold" style:font-name-asian="Times New Roman1" style:font-size-asian="6pt" style:language-asian="es" style:country-asian="ES" style:font-weight-asian="bold" style:font-size-complex="6pt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1" fo:font-size="18pt" fo:language="en" fo:country="GB" fo:font-style="italic" fo:font-weight="bold" style:font-size-asian="18pt" style:language-asian="es" style:country-asian="ES" style:font-style-asian="italic" style:font-weight-asian="bold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officeooo:paragraph-rsid="000cc104"/>
    </style:style>
    <style:style style:name="T1" style:family="text">
      <style:text-properties style:font-name="Calibri1" fo:language="en" fo:country="GB"/>
    </style:style>
    <style:style style:name="T2" style:family="text">
      <style:text-properties style:font-name="Calibri1" fo:language="en" fo:country="GB" fo:font-weight="bold" style:font-weight-asian="bold"/>
    </style:style>
    <style:style style:name="T3" style:family="text">
      <style:text-properties style:font-name="Calibri1" fo:language="en" fo:country="GB" officeooo:rsid="0012288b"/>
    </style:style>
    <style:style style:name="T4" style:family="text">
      <style:text-properties style:font-name="Calibri1" fo:language="en" fo:country="GB" fo:font-style="italic" style:font-style-asian="italic"/>
    </style:style>
    <style:style style:name="T5" style:family="text">
      <style:text-properties style:font-name="Calibri1" fo:language="en" fo:country="GB" fo:font-style="italic" officeooo:rsid="0012288b" style:font-style-asian="italic"/>
    </style:style>
    <style:style style:name="T6" style:family="text">
      <style:text-properties style:font-name="Calibri1" fo:language="en" fo:country="GB" fo:font-style="italic" officeooo:rsid="0014e2d1" style:font-style-asian="italic"/>
    </style:style>
    <style:style style:name="T7" style:family="text">
      <style:text-properties style:font-name="Calibri1" fo:language="en" fo:country="GB" fo:font-style="italic" officeooo:rsid="000cc104" style:font-style-asian="italic"/>
    </style:style>
    <style:style style:name="T8" style:family="text">
      <style:text-properties style:font-name="Calibri1" fo:language="en" fo:country="GB" fo:font-style="italic" fo:font-weight="bold" style:font-style-asian="italic" style:font-weight-asian="bold"/>
    </style:style>
    <style:style style:name="T9" style:family="text">
      <style:text-properties style:font-name="Calibri1" fo:language="en" fo:country="GB" officeooo:rsid="001447e6"/>
    </style:style>
    <style:style style:name="T10" style:family="text">
      <style:text-properties style:font-name="Calibri1" fo:language="en" fo:country="GB" officeooo:rsid="0014e2d1"/>
    </style:style>
    <style:style style:name="T11" style:family="text">
      <style:text-properties style:font-name="Calibri1" fo:language="en" fo:country="GB" officeooo:rsid="001683b8"/>
    </style:style>
    <style:style style:name="T12" style:family="text">
      <style:text-properties style:font-name="Calibri1" fo:language="en" fo:country="GB" officeooo:rsid="000cc104"/>
    </style:style>
    <style:style style:name="T13" style:family="text">
      <style:text-properties style:font-name="Calibri1" fo:language="lt" fo:country="LT" officeooo:rsid="0012288b"/>
    </style:style>
    <style:style style:name="T14" style:family="text">
      <style:text-properties style:font-name="Calibri1" fo:font-size="12pt" fo:language="en" fo:country="GB" officeooo:rsid="0012288b" style:font-name-asian="Times New Roman1" style:font-size-asian="12pt" style:language-asian="es" style:country-asian="ES"/>
    </style:style>
    <style:style style:name="T15" style:family="text">
      <style:text-properties style:font-name="Calibri1" fo:font-size="12pt" fo:language="en" fo:country="GB" fo:font-style="italic" officeooo:rsid="0012288b" style:font-name-asian="Times New Roman1" style:font-size-asian="12pt" style:language-asian="es" style:country-asian="ES" style:font-style-asian="italic"/>
    </style:style>
    <style:style style:name="T16" style:family="text">
      <style:text-properties style:font-name="Calibri1" fo:font-size="12pt" fo:language="en" fo:country="GB" fo:font-style="italic" officeooo:rsid="0013cff7" style:font-name-asian="Times New Roman1" style:font-size-asian="12pt" style:language-asian="es" style:country-asian="ES" style:font-style-asian="italic"/>
    </style:style>
    <style:style style:name="T17" style:family="text">
      <style:text-properties style:font-name="Calibri1" fo:font-size="12pt" fo:language="en" fo:country="GB" fo:font-style="italic" officeooo:rsid="0014e2d1" style:font-name-asian="Times New Roman1" style:font-size-asian="12pt" style:language-asian="es" style:country-asian="ES" style:font-style-asian="italic"/>
    </style:style>
    <style:style style:name="T18" style:family="text">
      <style:text-properties style:font-name="Calibri1" fo:font-size="12pt" fo:language="lt" fo:country="LT" officeooo:rsid="0012288b" style:font-name-asian="Times New Roman1" style:font-size-asian="12pt" style:language-asian="es" style:country-asian="ES"/>
    </style:style>
    <style:style style:name="T19" style:family="text">
      <style:text-properties style:font-name="Calibri1" fo:font-size="14pt" fo:language="en" fo:country="GB" fo:font-weight="bold" style:font-size-asian="14pt" style:font-weight-asian="bold" style:font-size-complex="14pt"/>
    </style:style>
    <style:style style:name="T20" style:family="text">
      <style:text-properties style:text-position="super 64%" style:font-name="Calibri1" fo:font-size="14pt" fo:language="en" fo:country="GB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Verification document</text:p>
      <text:p text:style-name="P8"><text:span text:style-name="Default_20_Paragraph_20_Font"><text:span text:style-name="T2">Program or utility to verify:</text:span></text:span><text:span text:style-name="Default_20_Paragraph_20_Font"><text:span text:style-name="T1"> </text:span></text:span><text:span text:style-name="Default_20_Paragraph_20_Font"><text:span text:style-name="T3">cat</text:span></text:span></text:p>
      <text:p text:style-name="P9"><text:span text:style-name="Default_20_Paragraph_20_Font"><text:span text:style-name="T2">Author(s) of the program:</text:span></text:span><text:span text:style-name="Default_20_Paragraph_20_Font"><text:span text:style-name="T1"> </text:span></text:span><text:span text:style-name="Default_20_Paragraph_20_Font"><text:span text:style-name="T3">E</text:span></text:span><text:span text:style-name="Default_20_Paragraph_20_Font"><text:span text:style-name="T13">durne Larraza, Baldwin Rodríguez</text:span></text:span></text:p>
      <text:p text:style-name="P9"><text:span text:style-name="Default_20_Paragraph_20_Font"><text:span text:style-name="T2">Author(s) of the verification document:</text:span></text:span><text:span text:style-name="Default_20_Paragraph_20_Font"><text:span text:style-name="T1"> </text:span></text:span><text:span text:style-name="Default_20_Paragraph_20_Font"><text:span text:style-name="T14">Ba</text:span></text:span><text:span text:style-name="Default_20_Paragraph_20_Font"><text:span text:style-name="T18">ldwin Rodríguez</text:span></text:span></text:p>
      <text:p text:style-name="P9"><text:span text:style-name="Default_20_Paragraph_20_Font"><text:span text:style-name="T2">Author(s) of the verification:</text:span></text:span><text:span text:style-name="Default_20_Paragraph_20_Font"><text:span text:style-name="T1"> </text:span></text:span><text:span text:style-name="Default_20_Paragraph_20_Font"><text:span text:style-name="T14">B</text:span></text:span><text:span text:style-name="Default_20_Paragraph_20_Font"><text:span text:style-name="T18">aldwin Rodríguez</text:span></text:span>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Default_20_Paragraph_20_Font"><text:span text:style-name="T19">1</text:span></text:span><text:span text:style-name="Default_20_Paragraph_20_Font"><text:span text:style-name="T20">st</text:span></text:span><text:span text:style-name="Default_20_Paragraph_20_Font"><text:span text:style-name="T19"> verification case</text:span>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5">Interacts and reads the contents of a file. We use this command while located on the player’s home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cd </text:span></text:span><text:span text:style-name="Default_20_Paragraph_20_Font"><text:span text:style-name="T5">bed</text:span></text:span></text:p>
            <text:p text:style-name="P11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2"><text:span text:style-name="Default_20_Paragraph_20_Font"><text:span text:style-name="T3">The system should print:</text:span></text:span></text:p>
            <text:p text:style-name="P11"><text:span text:style-name="Default_20_Paragraph_20_Font"><text:span text:style-name="T1">“Seems comfy but I have rest enough for today... Maybe I should explore the surroundings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2"><text:span text:style-name="Default_20_Paragraph_20_Font"><text:span text:style-name="T3">The system prints:</text:span></text:span></text:p>
            <text:p text:style-name="P12"><text:span text:style-name="Default_20_Paragraph_20_Font"><text:span text:style-name="T3">“Seems comfy but I have rest enough for today... Maybe I should explore the surroundings”</text:span></text:span></text:p>
            <text:p text:style-name="P3"><text:span text:style-name="Default_20_Paragraph_20_Font"><text:span text:style-name="T8">Explanation</text:span></text:span><text:span text:style-name="Default_20_Paragraph_20_Font"><text:span text:style-name="T4">: </text:span></text:span><text:span text:style-name="Default_20_Paragraph_20_Font"><text:span text:style-name="T7">It opens and reads the file correctly and then it prints its contents on standard output.</text:span></text:span></text:p>
            <text:p text:style-name="P7"/>
          </table:table-cell>
        </table:table-row>
      </table:table>
      <text:p text:style-name="P1"/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Default_20_Paragraph_20_Font"><text:span text:style-name="T19">2</text:span></text:span><text:span text:style-name="Default_20_Paragraph_20_Font"><text:span text:style-name="T20">nd</text:span></text:span><text:span text:style-name="Default_20_Paragraph_20_Font"><text:span text:style-name="T19"> verification case</text:span>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5">Interacts and reads the contents of a file. We use this command while located on the player’s home. </text:span></text:span><text:span text:style-name="Default_20_Paragraph_20_Font"><text:span text:style-name="T16">We executed this test as of April 17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cd </text:span></text:span><text:span text:style-name="Default_20_Paragraph_20_Font"><text:span text:style-name="T16">diary</text:span></text:span></text:p>
            <text:p text:style-name="P11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3"><text:span text:style-name="Default_20_Paragraph_20_Font"><text:span text:style-name="T3">The system should print:</text:span></text:span></text:p>
            <text:p text:style-name="P11"><text:span text:style-name="Default_20_Paragraph_20_Font"><text:span text:style-name="T1">“Thursday, 16th April 2020:</text:span></text:span></text:p>
            <text:p text:style-name="P11"><text:span text:style-name="Default_20_Paragraph_20_Font"><text:span text:style-name="T1">It's been some days since the last entry...</text:span></text:span></text:p>
            <text:p text:style-name="P11"><text:span text:style-name="Default_20_Paragraph_20_Font"><text:span text:style-name="T1">Friday, 10th April 2020:</text:span></text:span></text:p>
            <text:p text:style-name="P11"><text:span text:style-name="Default_20_Paragraph_20_Font"><text:span text:style-name="T1">Today is my birthday! Grandma has done a cheese cake specially for me it tasted tremendously good. I have to ask her the recipe and learn to make it as she makes, best cake ever!!!</text:span></text:span></text:p>
            <text:p text:style-name="P11"><text:span text:style-name="Default_20_Paragraph_20_Font"><text:span text:style-name="T1">Thursday, 09th April 2020:</text:span></text:span></text:p>
            <text:p text:style-name="P11"><text:span text:style-name="Default_20_Paragraph_20_Font"><text:span text:style-name="T1">Tomorrow is my birthday, I'm so excited! Grandma told me that she has prepared a special present for the occasion. Worst thing is she has not </text:span></text:span><text:soft-page-break/><text:span text:style-name="Default_20_Paragraph_20_Font"><text:span text:style-name="T1">given me any clue. I don't have any idea what could it be. Also it's been long since the last time I saw her, I think it's been over a month ago...</text:span></text:span></text:p>
            <text:p text:style-name="P11"><text:span text:style-name="Default_20_Paragraph_20_Font"><text:span text:style-name="T1"/></text:span></text:p>
            <text:p text:style-name="P11"><text:span text:style-name="Default_20_Paragraph_20_Font"><text:span text:style-name="T1">* Closes the diary... *</text:span></text:span></text:p>
            <text:p text:style-name="P11"><text:span text:style-name="Default_20_Paragraph_20_Font"><text:span text:style-name="T1">It continues several pages, I don't feel to know more about myself now.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4"><text:span text:style-name="Default_20_Paragraph_20_Font"><text:span text:style-name="T3">The system prints:</text:span></text:span></text:p>
            <text:p text:style-name="P13"><text:span text:style-name="Default_20_Paragraph_20_Font"><text:span text:style-name="T1">“Thursday, 16th April 2020:</text:span></text:span></text:p>
            <text:p text:style-name="P13"><text:span text:style-name="Default_20_Paragraph_20_Font"><text:span text:style-name="T1">It's been some days since the last entry...</text:span></text:span></text:p>
            <text:p text:style-name="P13"><text:span text:style-name="Default_20_Paragraph_20_Font"><text:span text:style-name="T1">Friday, 10th April 2020:</text:span></text:span></text:p>
            <text:p text:style-name="P13"><text:span text:style-name="Default_20_Paragraph_20_Font"><text:span text:style-name="T1">Today is my birthday! Grandma has done a cheese cake specially for me it tasted tremendously good. I have to ask her the recipe and learn to make it as she makes, best cake ever!!!</text:span></text:span></text:p>
            <text:p text:style-name="P13"><text:span text:style-name="Default_20_Paragraph_20_Font"><text:span text:style-name="T1">Thursday, 09th April 2020:</text:span></text:span></text:p>
            <text:p text:style-name="P13"><text:span text:style-name="Default_20_Paragraph_20_Font"><text:span text:style-name="T1">Tomorrow is my birthday, I'm so excited! Grandma told me that she has prepared a special present for the occasion. Worst thing is she has not given me any clue. I don't have any idea what could it be. Also it's been long since the last time I saw her, I think it's been over a month ago...</text:span></text:span></text:p>
            <text:p text:style-name="P13"><text:span text:style-name="Default_20_Paragraph_20_Font"><text:span text:style-name="T1"/></text:span></text:p>
            <text:p text:style-name="P13"><text:span text:style-name="Default_20_Paragraph_20_Font"><text:span text:style-name="T1">* Closes the diary... *</text:span></text:span></text:p>
            <text:p text:style-name="P4"><text:span text:style-name="Default_20_Paragraph_20_Font"><text:span text:style-name="T3">It continues several pages, I don't feel to know more about myself now.”</text:span></text:span></text:p>
            <text:p text:style-name="P22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7">It opens and reads the file correctly and then it prints its contents on standard output.</text:span></text:span></text:p>
          </table:table-cell>
        </table:table-row>
      </table:table>
      <text:p text:style-name="P17"/>
      <text:p text:style-name="P18"/>
      <text:p text:style-name="P1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Default_20_Paragraph_20_Font"><text:span text:style-name="T19">3</text:span></text:span><text:span text:style-name="Default_20_Paragraph_20_Font"><text:span text:style-name="T20">rd</text:span></text:span><text:span text:style-name="Default_20_Paragraph_20_Font"><text:span text:style-name="T19"> verification case</text:span>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5">Interacts and reads the contents of a file. We use this command while located on the </text:span></text:span><text:span text:style-name="Default_20_Paragraph_20_Font"><text:span text:style-name="T17">valley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6">cat flower</text:span></text:span></text:p>
            <text:p text:style-name="P11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4"><text:span text:style-name="Default_20_Paragraph_20_Font"><text:span text:style-name="T9">The system should print:</text:span></text:span></text:p>
            <text:p text:style-name="P11"><text:span text:style-name="Default_20_Paragraph_20_Font"><text:span text:style-name="T1">“A beautiful tulip, there are bees in it. I am not gonna risk in taking it as they might sting me.”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5"><text:span text:style-name="Default_20_Paragraph_20_Font">The system prints:</text:span></text:p>
            <text:p text:style-name="P14"><text:span text:style-name="Default_20_Paragraph_20_Font"><text:span text:style-name="T1">“A beautiful tulip, there are bees in it. I am not gonna risk in taking it as they might sting me.”</text:span></text:span></text:p>
            <text:p text:style-name="P22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7">It opens and reads the file correctly and then it prints its contents on standard output.</text:span></text:span></text:p>
          </table:table-cell>
        </table:table-row>
      </table:table>
      <text:p text:style-name="P1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Default_20_Paragraph_20_Font"><text:span text:style-name="T19">4</text:span></text:span><text:span text:style-name="Default_20_Paragraph_20_Font"><text:span text:style-name="T20">th</text:span></text:span><text:span text:style-name="Default_20_Paragraph_20_Font"><text:span text:style-name="T19"> verification case</text:span></text:span></text:p>
          </table:table-cell>
        </table:table-row>
        <table:table-row table:style-name="Table4.2">
          <table:table-cell table:style-name="Table4.A1" office:value-type="string">
            <text:p text:style-name="P6"><text:span text:style-name="Default_20_Paragraph_20_Font"><text:span text:style-name="T2">Objective</text:span></text:span><text:span text:style-name="Default_20_Paragraph_20_Font"><text:span text:style-name="T1">: </text:span></text:span><text:span text:style-name="Default_20_Paragraph_20_Font"><text:span text:style-name="T10">Interact with a directory. </text:span></text:span><text:span text:style-name="Default_20_Paragraph_20_Font"><text:span text:style-name="T15">We use this command while located on the player’s home.</text:span></text:span></text:p>
            <text:p text:style-name="P3"><text:span text:style-name="Default_20_Paragraph_20_Font"><text:span text:style-name="T2">Input</text:span></text:span><text:span text:style-name="Default_20_Paragraph_20_Font"><text:span text:style-name="T1">: </text:span></text:span><text:span text:style-name="Default_20_Paragraph_20_Font"><text:span text:style-name="T11">cat valley</text:span></text:span></text:p>
            <text:p text:style-name="P11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16"><text:span text:style-name="Default_20_Paragraph_20_Font"><text:span text:style-name="T11">It should print an error stating that you can’t interact with a directory.</text:span></text:span></text:p>
            <text:p text:style-name="P3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16"><text:span text:style-name="Default_20_Paragraph_20_Font"><text:span text:style-name="T11">Doesn’t print anything.</text:span></text:span></text:p>
            <text:p text:style-name="P3"><text:span text:style-name="Default_20_Paragraph_20_Font"><text:span text:style-name="T2">Explanation</text:span></text:span><text:span text:style-name="Default_20_Paragraph_20_Font"><text:span text:style-name="T1">: </text:span></text:span><text:span text:style-name="Default_20_Paragraph_20_Font"><text:span text:style-name="T12">We haven’t implemented a way to check if the argument passed is a file or directory.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9</meta:editing-cycles>
    <meta:print-date>2014-01-28T14:47:00</meta:print-date>
    <meta:creation-date>2014-08-28T09:07:00</meta:creation-date>
    <dc:date>2020-04-17T20:00:44.654203627</dc:date>
    <meta:editing-duration>PT15M58S</meta:editing-duration>
    <meta:generator>LibreOffice/6.3.5.2$Linux_X86_64 LibreOffice_project/30$Build-2</meta:generator>
    <meta:document-statistic meta:table-count="4" meta:image-count="0" meta:object-count="0" meta:page-count="3" meta:paragraph-count="57" meta:word-count="587" meta:character-count="3336" meta:non-whitespace-character-count="2806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